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1.992cm" fo:min-width="14.84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2.098cm" fo:min-width="4.14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2.098cm" fo:min-width="4.148cm" fo:padding-top="0.177cm" fo:padding-bottom="0.177cm" fo:padding-left="0.302cm" fo:padding-right="0.3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23.9cm" svg:x="2.1cm" svg:y="2cm">
          <text:p text:style-name="P1">FlyPiAp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7.317cm">
          <text:p text:style-name="P2">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10.134cm">
          <text:p text:style-name="P2">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12.952cm">
          <text:p text:style-name="P2">LE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15.769cm">
          <text:p text:style-name="P2">LE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18.586cm">
          <text:p text:style-name="P2">Pelt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21.4cm">
          <text:p text:style-name="P2">AutoFoc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cm" svg:height="2.6cm" svg:x="4.1cm" svg:y="4.5cm">
          <text:p text:style-name="P2">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cm" svg:height="2.6cm" svg:x="12.5cm" svg:y="12.9cm">
          <text:p text:style-name="P2">Protoc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cm" svg:y1="5.7cm" svg:x2="13.3cm" svg:y2="12.9cm">
          <text:p/>
        </draw:line>
        <draw:line draw:style-name="gr4" draw:text-style-name="P3" draw:layer="layout" svg:x1="9cm" svg:y1="8.4cm" svg:x2="12.7cm" svg:y2="13cm">
          <text:p/>
        </draw:line>
        <draw:line draw:style-name="gr4" draw:text-style-name="P3" draw:layer="layout" svg:x1="9cm" svg:y1="11.4cm" svg:x2="12.5cm" svg:y2="13.8cm">
          <text:p/>
        </draw:line>
        <draw:line draw:style-name="gr4" draw:text-style-name="P3" draw:layer="layout" svg:x1="9cm" svg:y1="14.2cm" svg:x2="12.5cm" svg:y2="14.4cm">
          <text:p/>
        </draw:line>
        <draw:line draw:style-name="gr4" draw:text-style-name="P3" draw:layer="layout" svg:x1="9cm" svg:y1="17cm" svg:x2="12.5cm" svg:y2="15cm">
          <text:p/>
        </draw:line>
        <draw:line draw:style-name="gr4" draw:text-style-name="P3" draw:layer="layout" svg:x1="9cm" svg:y1="19.8cm" svg:x2="12.8cm" svg:y2="15.5cm">
          <text:p/>
        </draw:line>
        <draw:frame draw:style-name="gr5" draw:text-style-name="P4" draw:layer="layout" svg:width="2.8cm" svg:height="1.2cm" svg:x="1.1cm" svg:y="1.2cm">
          <draw:text-box>
            <text:p>Run.py</text:p>
          </draw:text-box>
        </draw:frame>
        <draw:line draw:style-name="gr4" draw:text-style-name="P3" draw:layer="layout" svg:x1="3.2cm" svg:y1="2cm" svg:x2="4cm" svg:y2="3.5cm">
          <text:p/>
        </draw:line>
        <draw:frame draw:style-name="gr6" draw:text-style-name="P4" draw:layer="layout" svg:width="17.7cm" svg:height="2.384cm" svg:x="1.9cm" svg:y="26.116cm">
          <draw:text-box>
            <text:p>Software schematics – Flypi class contains all classes. Whenever the Protocol class is activated, the other activated classes are passed into Protoco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1:00:42.892000000</meta:creation-date>
    <dc:date>2016-09-19T11:12:15.806000000</dc:date>
    <meta:editing-duration>PT11M32S</meta:editing-duration>
    <meta:editing-cycles>3</meta:editing-cycles>
    <meta:generator>LibreOffice/5.1.2.2$Windows_x86 LibreOffice_project/d3bf12ecb743fc0d20e0be0c58ca359301eb705f</meta:generator>
    <meta:document-statistic meta:object-count="18"/>
  </office:meta>
</office:document-meta>
</file>